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ICE_FLOW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DLC_AFRICANBUSH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_SN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G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8];[.$A$9])" office:value-type="string" office:string-value="4, 5" calcext:value-type="string">
            <text:p>4, 5</text:p>
          </table:table-cell>
          <table:table-cell table:style-name="ce4" office:value-type="string" calcext:value-type="string">
            <text:p>20, 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 &quot;;1;[.$A$5];[.$A$17])" office:value-type="string" office:string-value="1, 13" calcext:value-type="string">
            <text:p>1, 13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 &quot;;1;[.$A$5];[.$A$17:.$A$18])" office:value-type="string" office:string-value="1, 13, 14" calcext:value-type="string">
            <text:p>1, 13, 14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 &quot;;1;[.$A$5];[.$A$21])" office:value-type="string" office:string-value="1, 17" calcext:value-type="string">
            <text:p>1, 17</text:p>
          </table:table-cell>
          <table:table-cell table:style-name="ce4" office:value-type="string" calcext:value-type="string">
            <text:p>12, 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 &quot;;1;[.$A$5];[.$A$21];[.$A$22])" office:value-type="string" office:string-value="1, 17, 18" calcext:value-type="string">
            <text:p>1, 17, 18</text:p>
          </table:table-cell>
          <table:table-cell table:style-name="ce4" office:value-type="string" calcext:value-type="string">
            <text:p>12, 7, 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IRT_SNOW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TRAP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DLC_BOXTURTL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OLPHIN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2" table:number-rows-repeated="3">
          <table:table-cell table:style-name="ce20"/>
          <table:table-cell table:style-name="ce4" table:number-columns-repeated="4"/>
          <table:table-cell table:style-name="ce16" table:content-validation-name="val1"/>
          <table:table-cell table:style-name="ce16" table:number-columns-repeated="8"/>
          <table:table-cell table:style-name="ce16" table:content-validation-name="val3"/>
          <table:table-cell table:style-name="ce16" table:content-validation-name="val4"/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;[.$A$4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;[.$A$51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4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;[.$A$56])" office:value-type="string" office:string-value="4" calcext:value-type="string">
            <text:p>4</text:p>
          </table:table-cell>
          <table:table-cell table:style-name="ce4" office:value-type="string" calcext:value-type="string">
            <text:p>4,0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;[.$A$58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8];[.$A$59])">
            <text:p/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;[.$A$61])">
            <text:p/>
          </table:table-cell>
          <table:table-cell table:style-name="ce4" office:value-type="string" calcext:value-type="string">
            <text:p>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;[.$A$63])">
            <text:p/>
          </table:table-cell>
          <table:table-cell table:style-name="ce4" office:value-type="string" calcext:value-type="string">
            <text:p>5,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;[.$A$67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69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;[.$A$71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3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76])">
            <text:p/>
          </table:table-cell>
          <table:table-cell table:style-name="ce4" office:value-type="float" office:value="16" calcext:value-type="float">
            <text:p>1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8];[.$A$43:.$A$46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8,3,3,3,3,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80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;[.$A$83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53])" office:value-type="string" office:string-value="1" calcext:value-type="string">
            <text:p>1</text:p>
          </table:table-cell>
          <table:table-cell table:style-name="ce4" office:value-type="string" calcext:value-type="string">
            <text:p>2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string" calcext:value-type="string">
            <text:p>6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:.$A$91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9:.$A$36];[.$A$95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9,1,1,1,1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9:.$A$36];[.$A$95:.$A$96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9:.$A$36];[.$A$95:.$A$97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7,1,1,1,1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9:.$A$36];[.$A$95:.$A$98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0,1,1,1,1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95:.$A$99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1,1,1,1,1,6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79];[.$A$94];[.$A$95:.$A$100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9:.$A$36];[.$A$94];[.$A$95:.$A$101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8,14,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)" office:value-type="string" office:string-value="1" calcext:value-type="string">
            <text:p>1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;[.$A$104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:.$A$105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0,14,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09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0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1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2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116])">
            <text:p/>
          </table:table-cell>
          <table:table-cell table:style-name="ce4" office:value-type="float" office:value="3" calcext:value-type="float">
            <text:p>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:.$A$120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22])">
            <text:p/>
          </table:table-cell>
          <table:table-cell table:style-name="ce4" office:value-type="string" calcext:value-type="string">
            <text:p>6,9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8T14:25:52.164000000</dc:date>
    <meta:editing-duration>P21DT3H59M6S</meta:editing-duration>
    <meta:editing-cycles>665</meta:editing-cycles>
    <meta:generator>LibreOffice/7.2.7.2$Windows_X86_64 LibreOffice_project/8d71d29d553c0f7dcbfa38fbfda25ee34cce99a2</meta:generator>
    <meta:document-statistic meta:table-count="1" meta:cell-count="1548" meta:object-count="0"/>
  </office:meta>
</office:document-meta>
</file>